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514" officeooo:paragraph-rsid="0018e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. A queue class.</text:p>
      <text:p text:style-name="P1">Input: vector&lt;char&gt;</text:p>
      <text:p text:style-name="P1">Output: str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59:24.013919900</meta:creation-date>
    <meta:generator>LibreOffice/5.1.6.2$Linux_X86_64 LibreOffice_project/10m0$Build-2</meta:generator>
    <dc:date>2019-05-19T16:14:23.852238012</dc:date>
    <meta:editing-duration>PT14M59S</meta:editing-duration>
    <meta:editing-cycles>2</meta:editing-cycles>
    <meta:document-statistic meta:table-count="0" meta:image-count="0" meta:object-count="0" meta:page-count="1" meta:paragraph-count="3" meta:word-count="8" meta:character-count="51" meta:non-whitespace-character-count="46"/>
  </office:meta>
</office:document-meta>
</file>